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54303" officeooo:paragraph-rsid="00054303"/>
    </style:style>
    <style:style style:name="P2" style:family="paragraph" style:parent-style-name="Standard">
      <style:text-properties officeooo:rsid="00054303" officeooo:paragraph-rsid="00054303"/>
    </style:style>
    <style:style style:name="P3" style:family="paragraph" style:parent-style-name="Standard">
      <style:text-properties fo:font-size="16pt" officeooo:rsid="00054303" officeooo:paragraph-rsid="00054303" fo:background-color="#ffff00" style:font-size-asian="16pt" style:font-size-complex="16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ERCIZIO UNIVERSITÀ 1</text:p>
      <text:p text:style-name="P2"/>
      <text:p text:style-name="P2"/>
      <text:h text:style-name="P1" text:outline-level="2"><text:span text:style-name="Strong_20_Emphasis">Raffinamento dei Requisiti</text:span></text:h>
      <text:h text:style-name="Heading_20_3" text:outline-level="3"><text:span text:style-name="Strong_20_Emphasis"/></text:h>
      <text:p text:style-name="Text_20_body">1.1 <text:span text:style-name="Strong_20_Emphasis">Studente</text:span>:</text:p>
      <text:list xml:id="list1539056515" text:style-name="L1">
        <text:list-item>
          <text:p text:style-name="P4"><text:span text:style-name="Strong_20_Emphasis">Matricola</text:span>: stringa (identificativo univoco)</text:p>
        </text:list-item>
        <text:list-item>
          <text:p text:style-name="P4"><text:span text:style-name="Strong_20_Emphasis">Nome</text:span>: stringa</text:p>
        </text:list-item>
        <text:list-item>
          <text:p text:style-name="P4"><text:span text:style-name="Strong_20_Emphasis">Cognome</text:span>: stringa</text:p>
        </text:list-item>
        <text:list-item>
          <text:p text:style-name="P4"><text:span text:style-name="Strong_20_Emphasis">Data di Nascita</text:span>: data (formato GG/MM/AAAA)</text:p>
        </text:list-item>
      </text:list>
      <text:p text:style-name="Text_20_body">1.2 <text:span text:style-name="Strong_20_Emphasis">Esame</text:span>:</text:p>
      <text:list xml:id="list1431986900" text:style-name="L2">
        <text:list-item>
          <text:p text:style-name="P5"><text:span text:style-name="Strong_20_Emphasis">Codice Esame</text:span>: stringa (identificativo univoco)</text:p>
        </text:list-item>
        <text:list-item>
          <text:p text:style-name="P5"><text:span text:style-name="Strong_20_Emphasis">Nome</text:span>: stringa</text:p>
        </text:list-item>
        <text:list-item>
          <text:p text:style-name="P5"><text:span text:style-name="Strong_20_Emphasis">Descrizione</text:span>: stringa</text:p>
        </text:list-item>
        <text:list-item>
          <text:p text:style-name="P5"><text:span text:style-name="Strong_20_Emphasis">Crediti Formativi (CFU)</text:span>: intero ≥ 0</text:p>
        </text:list-item>
      </text:list>
      <text:h text:style-name="Heading_20_3" text:outline-level="3">2. <text:span text:style-name="Strong_20_Emphasis">Associazioni</text:span></text:h>
      <text:p text:style-name="Text_20_body">2.1 <text:span text:style-name="Strong_20_Emphasis">Esame Superato</text:span>:</text:p>
      <text:list xml:id="list4160642659" text:style-name="L3">
        <text:list-item>
          <text:p text:style-name="P6"><text:span text:style-name="Strong_20_Emphasis">Descrizione</text:span>: Rappresenta il superamento di un esame da parte di uno studente.​</text:p>
        </text:list-item>
        <text:list-item>
          <text:p text:style-name="P6"><text:span text:style-name="Strong_20_Emphasis">Attributi</text:span>:</text:p>
          <text:list>
            <text:list-item>
              <text:p text:style-name="P6"><text:span text:style-name="Strong_20_Emphasis">Data Superamento</text:span>: data (formato GG/MM/AAAA)</text:p>
            </text:list-item>
            <text:list-item>
              <text:p text:style-name="P6"><text:span text:style-name="Strong_20_Emphasis">Voto</text:span>: intero compreso tra 18 e 30</text:p>
            </text:list-item>
          </text:list>
        </text:list-item>
        <text:list-item>
          <text:p text:style-name="P6"><text:span text:style-name="Strong_20_Emphasis">Vincoli</text:span>:</text:p>
          <text:list>
            <text:list-item>
              <text:p text:style-name="P6"><text:span text:style-name="Strong_20_Emphasis">Unicità</text:span>: Ogni coppia <text:span text:style-name="Source_20_Text">(Studente, Esame)</text:span> può apparire <text:span text:style-name="Strong_20_Emphasis">una sola volta</text:span> in questa associazione. Ciò significa che uno studente non può registrare più volte lo stesso esame, indipendentemente dal voto ottenuto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7:29:33.624283125</meta:creation-date>
    <dc:date>2025-04-07T17:30:48.017573780</dc:date>
    <meta:editing-duration>PT1M15S</meta:editing-duration>
    <meta:editing-cycles>1</meta:editing-cycles>
    <meta:document-statistic meta:table-count="0" meta:image-count="0" meta:object-count="0" meta:page-count="1" meta:paragraph-count="20" meta:word-count="114" meta:character-count="723" meta:non-whitespace-character-count="642"/>
    <meta:generator>LibreOffice/7.3.7.2$Linux_X86_64 LibreOffice_project/30$Build-2</meta:generator>
  </office:meta>
</office:document-meta>
</file>